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4" style:family="paragraph" style:parent-style-name="Standard">
      <style:text-properties style:font-name="Source Sans Pro"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6" style:family="paragraph" style:parent-style-name="Standard">
      <style:paragraph-properties fo:line-height="200%"/>
      <style:text-properties style:font-name="Source Sans Pro" fo:font-size="11pt" officeooo:paragraph-rsid="001da11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Source Sans Pro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officeooo:paragraph-rsid="001d4909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5c28" style:font-weight-asian="bold"/>
    </style:style>
    <style:style style:name="T6" style:family="text">
      <style:text-properties officeooo:rsid="0014890f"/>
    </style:style>
    <style:style style:name="T7" style:family="text">
      <style:text-properties style:font-name="Source Sans Pro"/>
    </style:style>
    <style:style style:name="T8" style:family="text">
      <style:text-properties style:font-name="Source Sans Pro" fo:font-weight="bold" style:font-weight-asian="bold"/>
    </style:style>
    <style:style style:name="T9" style:family="text">
      <style:text-properties style:font-name="Source Sans Pro" fo:font-size="12pt" style:font-size-asian="12pt" style:font-size-complex="12pt"/>
    </style:style>
    <style:style style:name="T10" style:family="text">
      <style:text-properties style:font-name="Source Sans Pro" fo:font-size="12pt" fo:font-weight="bold" style:font-size-asian="12pt" style:font-weight-asian="bold" style:font-size-complex="12pt"/>
    </style:style>
    <style:style style:name="T11" style:family="text">
      <style:text-properties style:font-name="Source Sans Pro" fo:font-size="10pt" fo:font-style="italic" style:font-size-asian="10pt" style:font-style-asian="italic" style:font-size-complex="10pt"/>
    </style:style>
    <style:style style:name="T12" style:family="text">
      <style:text-properties style:font-name="Source Sans Pro" fo:font-style="italic" style:font-style-asian="italic"/>
    </style:style>
    <style:style style:name="T13" style:family="text">
      <style:text-properties style:font-name="Source Sans Pro" fo:font-size="11pt" style:font-size-asian="11pt" style:font-size-complex="11pt"/>
    </style:style>
    <style:style style:name="T14" style:family="text">
      <style:text-properties style:font-name="Source Sans Pro" fo:font-size="11pt" fo:font-weight="bold" style:font-size-asian="11pt" style:font-weight-asian="bold" style:font-size-complex="11pt"/>
    </style:style>
    <style:style style:name="T15" style:family="text">
      <style:text-properties style:font-name="Source Sans Pro" fo:font-size="11pt" fo:font-style="italic" style:font-size-asian="11pt" style:font-style-asian="italic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or e.V.<text:line-break/>Alleestraße 50<text:line-break/>44793 Bochum</text:p>
      <text:p text:style-name="P4"/>
      <text:p text:style-name="P6"><text:span text:style-name="T3">Mitgliedsantrag </text:span><text:span text:style-name="T5">für den</text:span><text:span text:style-name="T3"> Labor e.V. Bochum<text:line-break/></text:span>Vorname:<text:tab/><text:tab/>______________________________________________________</text:p>
      <text:p text:style-name="P5">Nachname:<text:tab/><text:tab/>______________________________________________________</text:p>
      <text:p text:style-name="P5">Anschrift:<text:tab/><text:tab/>______________________________________________________</text:p>
      <text:p text:style-name="P5">Telefon/Mail: <text:tab/><text:tab/>______________________________________________________</text:p>
      <text:p text:style-name="P5"/>
      <text:p text:style-name="P4">Ich wähle <text:span text:style-name="T6">einen monatlichen </text:span>Mitgliedsbeitrag in Höhe von</text:p>
      <text:p text:style-name="P2"><text:span text:style-name="T13">[ <text:s/>] 5€ <text:s text:c="10"/></text:span><text:span text:style-name="Absatz-Standardschriftart"><text:span text:style-name="T14">[ <text:s/>] 10€</text:span></text:span><text:span text:style-name="T13"> <text:s text:c="9"/>[ <text:s/>] 20€ <text:s text:c="8"/>[ <text:s/>] ____________</text:span></text:p>
      <text:p text:style-name="P4">und <text:span text:style-name="T4">überweise</text:span> diesen </text:p>
      <text:p text:style-name="P2"><text:span text:style-name="T13">[ <text:s/>] monatlich <text:s text:c="9"/></text:span><text:span text:style-name="Absatz-Standardschriftart"><text:span text:style-name="T14">[ <text:s/>] alle 3 Monate <text:s text:c="9"/></text:span></text:span><text:span text:style-name="T13">[ <text:s/>] halbjährlich <text:s text:c="9"/>[ <text:s/>] jährlich</text:span></text:p>
      <text:p text:style-name="P4"/>
      <text:p text:style-name="P4">auf das Konto des Labor e.V.:</text:p>
      <text:p text:style-name="P7">IBAN: DE72 4305 0001 0033 4191 77<text:line-break/>BIC: WELADED1BOC<text:line-break/>Sparkasse Bochum<text:line-break/>(Konto 334 191 77 / BLZ 430 500 01)</text:p>
      <text:p text:style-name="P4"/>
      <text:p text:style-name="P4">Ich möchte Mitglied im Labor e.V. werden und zahle meinen Mitgliedsbeitrag wie oben angegeben.<text:line-break/>Änderungen meiner Anschrift teile ich dem Verein unverzüglich mit.</text:p>
      <text:p text:style-name="P4"/>
      <text:p text:style-name="P4"/>
      <text:p text:style-name="Standard"><text:span text:style-name="Absatz-Standardschriftart"><text:span text:style-name="T13">______________________________________________________<text:line-break/></text:span></text:span><text:span text:style-name="Absatz-Standardschriftart"><text:span text:style-name="T11">Datum, Unterschrift</text:span></text:span></text:p>
      <text:p text:style-name="P8"><text:span text:style-name="Absatz-Standardschriftart"><text:span text:style-name="T13"/></text:span></text:p>
      <text:p text:style-name="P8"><text:span text:style-name="Absatz-Standardschriftart"><text:span text:style-name="T13"/></text:span></text:p>
      <text:p text:style-name="P8"><text:span text:style-name="Absatz-Standardschriftart"><text:span text:style-name="T13">das-labor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title/>
    <dc:description/>
    <dc:subject/>
    <meta:initial-creator>blafoo</meta:initial-creator>
    <meta:creation-date>2015-04-18T13:36:00Z</meta:creation-date>
    <dc:date>2016-03-11T17:24:39.825266886</dc:date>
    <meta:print-date>2015-04-17T23:09:00Z</meta:print-date>
    <meta:editing-cycles>8</meta:editing-cycles>
    <meta:editing-duration>PT3M21S</meta:editing-duration>
    <meta:document-statistic meta:table-count="0" meta:image-count="0" meta:object-count="0" meta:page-count="1" meta:paragraph-count="15" meta:word-count="112" meta:character-count="973" meta:non-whitespace-character-count="808"/>
    <meta:template xlink:type="simple" xlink:actuate="onRequest" xlink:title="" xlink:href="Normal"/>
  </office:meta>
</office:document-meta>
</file>